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fbfbf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svg:stroke-color="#000000" draw:fill="none" draw:fill-color="#ffffff" fo:min-height="1.778cm"/>
    </style:style>
    <style:style style:name="gr6" style:family="graphic" style:parent-style-name="standard">
      <style:graphic-properties draw:stroke="none" svg:stroke-color="#000000" draw:fill="none" draw:fill-color="#ffffff" fo:min-height="1.651cm"/>
    </style:style>
    <style:style style:name="gr7" style:family="graphic" style:parent-style-name="standard">
      <style:graphic-properties draw:stroke="none" svg:stroke-color="#000000" draw:fill="none" draw:fill-color="#ffffff" fo:min-height="1.905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draw:stroke="none" svg:stroke-color="#000000" draw:fill="none" draw:fill-color="#ffffff" fo:min-height="3.683cm"/>
    </style:style>
    <style:style style:name="gr10" style:family="graphic" style:parent-style-name="standard">
      <style:graphic-properties draw:stroke="none" svg:stroke-color="#000000" draw:fill="none" draw:fill-color="#ffffff" fo:min-height="3.937cm"/>
    </style:style>
    <style:style style:name="gr11" style:family="graphic" style:parent-style-name="standard">
      <style:graphic-properties draw:stroke="none" svg:stroke-color="#000000" draw:fill="none" draw:fill-color="#ffffff" fo:min-height="3.81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stroke="none" svg:stroke-color="#000000" draw:fill="none" draw:fill-color="#ffffff" fo:min-height="3.429cm"/>
    </style:style>
    <style:style style:name="gr14" style:family="graphic" style:parent-style-name="standard">
      <style:graphic-properties draw:stroke="none" svg:stroke-color="#000000" draw:fill="none" draw:fill-color="#ffffff" fo:min-height="4.064cm"/>
    </style:style>
    <style:style style:name="gr15" style:family="graphic" style:parent-style-name="standard">
      <style:graphic-properties draw:stroke="none" svg:stroke-color="#000000" draw:fill="none" draw:fill-color="#ffffff" fo:min-height="3.175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bfbfbf"/>
    </style:style>
    <style:style style:name="P5" style:family="paragraph">
      <loext:graphic-properties draw:fill="solid" draw:fill-color="#f2f2f2"/>
    </style:style>
    <style:style style:name="P6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2" style:family="text">
      <style:text-properties fo:color="#000000" style:font-name="Calibri1" fo:font-size="11pt" fo:font-weight="bold" style:font-size-asian="11pt" style:font-name-complex="Calibri1" style:font-size-complex="11pt" style:font-weight-complex="bold"/>
    </style:style>
    <style:style style:name="T3" style:family="text">
      <style:text-properties fo:color="#000000" style:font-name="Calibri1" fo:font-size="11pt" style:text-underline-style="solid" style:text-underline-width="auto" style:text-underline-color="font-color" fo:font-weight="bold" style:font-size-asian="11pt" style:font-name-complex="Calibri1" style:font-size-complex="11pt" style:font-weight-complex="bold"/>
    </style:style>
    <style:style style:name="T4" style:family="text">
      <style:text-properties fo:color="#000000" style:font-name="Calibri1" fo:font-size="11pt" style:font-size-asian="11pt" style:font-name-complex="Calibri1" style:font-size-complex="11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16cm" svg:height="0.564cm" svg:x="8.256cm" svg:y="0.588cm">
          <draw:text-box>
            <text:p text:style-name="P1"><text:span text:style-name="T1">Team: Waterfall </text:span></text:p>
          </draw:text-box>
        </draw:frame>
        <draw:frame draw:style-name="gr1" draw:text-style-name="P2" draw:layer="layout" svg:width="0.564cm" svg:height="0.564cm" svg:x="10.79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2.06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3.33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4.60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5.87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7.146cm" svg:y="0.5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77cm" svg:height="0.564cm" svg:x="18.416cm" svg:y="0.588cm">
          <draw:text-box>
            <text:p text:style-name="P1"><text:span text:style-name="T1">Date: 3/16/2017 </text:span></text:p>
          </draw:text-box>
        </draw:frame>
        <draw:frame draw:style-name="gr1" draw:text-style-name="P2" draw:layer="layout" svg:width="4.155cm" svg:height="0.564cm" svg:x="7.769cm" svg:y="1.614cm">
          <draw:text-box>
            <text:p text:style-name="P1"><text:span text:style-name="T1">Start time: 11:20 <text:s/></text:span></text:p>
          </draw:text-box>
        </draw:frame>
        <draw:frame draw:style-name="gr1" draw:text-style-name="P2" draw:layer="layout" svg:width="0.564cm" svg:height="0.564cm" svg:x="11.57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2.84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4.11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5.39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4cm" svg:height="0.564cm" svg:x="16.66cm" svg:y="1.6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651cm" svg:height="0.564cm" svg:x="17.93cm" svg:y="1.614cm">
          <draw:text-box>
            <text:p text:style-name="P1"><text:span text:style-name="T1">End time: 11:55</text:span></text:p>
          </draw:text-box>
        </draw:frame>
        <draw:frame draw:style-name="gr2" draw:text-style-name="P3" draw:layer="layout" svg:width="4.146cm" svg:height="0.39cm" svg:x="2.813cm" svg:y="2.859cm">
          <draw:text-box>
            <text:p text:style-name="P1"><text:span text:style-name="T2">Member Name (indicate) </text:span></text:p>
          </draw:text-box>
        </draw:frame>
        <draw:frame draw:style-name="gr2" draw:text-style-name="P3" draw:layer="layout" svg:width="5.484cm" svg:height="0.39cm" svg:x="8.467cm" svg:y="2.624cm">
          <draw:text-box>
            <text:p text:style-name="P1"><text:span text:style-name="T2">Summary of what was completed </text:span></text:p>
          </draw:text-box>
        </draw:frame>
        <draw:frame draw:style-name="gr2" draw:text-style-name="P3" draw:layer="layout" svg:width="2.987cm" svg:height="0.39cm" svg:x="9.718cm" svg:y="3.096cm">
          <draw:text-box>
            <text:p text:style-name="P1"><text:span text:style-name="T2">since last meeting </text:span></text:p>
          </draw:text-box>
        </draw:frame>
        <draw:frame draw:style-name="gr2" draw:text-style-name="P3" draw:layer="layout" svg:width="5.624cm" svg:height="0.39cm" svg:x="14.54cm" svg:y="2.624cm">
          <draw:text-box>
            <text:p text:style-name="P1"><text:span text:style-name="T2">Summary of what is planned to be </text:span></text:p>
          </draw:text-box>
        </draw:frame>
        <draw:frame draw:style-name="gr2" draw:text-style-name="P3" draw:layer="layout" svg:width="4.489cm" svg:height="0.39cm" svg:x="15.093cm" svg:y="3.096cm">
          <draw:text-box>
            <text:p text:style-name="P1"><text:span text:style-name="T2">completed by next meeting </text:span></text:p>
          </draw:text-box>
        </draw:frame>
        <draw:frame draw:style-name="gr2" draw:text-style-name="P3" draw:layer="layout" svg:width="5.764cm" svg:height="0.39cm" svg:x="20.923cm" svg:y="2.624cm">
          <draw:text-box>
            <text:p text:style-name="P1"><text:span text:style-name="T2">Summary of what is getting in their </text:span></text:p>
          </draw:text-box>
        </draw:frame>
        <draw:polygon draw:style-name="gr3" draw:text-style-name="P4" draw:layer="layout" svg:width="0.017cm" svg:height="0.017cm" svg:x="1.42cm" svg:y="2.527cm" svg:viewBox="0 0 18 18" draw:points="0,18 18,18 18,0 0,0">
          <text:p/>
        </draw:polygon>
        <draw:polygon draw:style-name="gr3" draw:text-style-name="P4" draw:layer="layout" svg:width="0.017cm" svg:height="0.017cm" svg:x="1.42cm" svg:y="2.527cm" svg:viewBox="0 0 18 18" draw:points="0,18 18,18 18,0 0,0">
          <text:p/>
        </draw:polygon>
        <draw:polygon draw:style-name="gr3" draw:text-style-name="P4" draw:layer="layout" svg:width="6.81cm" svg:height="0.017cm" svg:x="1.437cm" svg:y="2.527cm" svg:viewBox="0 0 6811 18" draw:points="0,18 6811,18 6811,0 0,0">
          <text:p/>
        </draw:polygon>
        <draw:polygon draw:style-name="gr3" draw:text-style-name="P4" draw:layer="layout" svg:width="0.018cm" svg:height="0.017cm" svg:x="8.247cm" svg:y="2.527cm" svg:viewBox="0 0 19 18" draw:points="0,18 19,18 19,0 0,0">
          <text:p/>
        </draw:polygon>
        <draw:polygon draw:style-name="gr3" draw:text-style-name="P4" draw:layer="layout" svg:width="5.804cm" svg:height="0.017cm" svg:x="8.264cm" svg:y="2.527cm" svg:viewBox="0 0 5805 18" draw:points="0,18 5805,18 5805,0 0,0">
          <text:p/>
        </draw:polygon>
        <draw:polygon draw:style-name="gr3" draw:text-style-name="P4" draw:layer="layout" svg:width="0.017cm" svg:height="0.017cm" svg:x="14.068cm" svg:y="2.527cm" svg:viewBox="0 0 18 18" draw:points="0,18 18,18 18,0 0,0">
          <text:p/>
        </draw:polygon>
        <draw:polygon draw:style-name="gr3" draw:text-style-name="P4" draw:layer="layout" svg:width="6.439cm" svg:height="0.017cm" svg:x="14.085cm" svg:y="2.527cm" svg:viewBox="0 0 6440 18" draw:points="0,18 6440,18 6440,0 0,0">
          <text:p/>
        </draw:polygon>
        <draw:polygon draw:style-name="gr3" draw:text-style-name="P4" draw:layer="layout" svg:width="0.017cm" svg:height="0.017cm" svg:x="20.524cm" svg:y="2.527cm" svg:viewBox="0 0 18 18" draw:points="0,18 18,18 18,0 0,0">
          <text:p/>
        </draw:polygon>
        <draw:polygon draw:style-name="gr3" draw:text-style-name="P4" draw:layer="layout" svg:width="6.44cm" svg:height="0.017cm" svg:x="20.541cm" svg:y="2.527cm" svg:viewBox="0 0 6441 18" draw:points="0,18 6441,18 6441,0 0,0">
          <text:p/>
        </draw:polygon>
        <draw:polygon draw:style-name="gr3" draw:text-style-name="P4" draw:layer="layout" svg:width="0.017cm" svg:height="0.017cm" svg:x="26.981cm" svg:y="2.527cm" svg:viewBox="0 0 18 18" draw:points="0,18 18,18 18,0 0,0">
          <text:p/>
        </draw:polygon>
        <draw:polygon draw:style-name="gr3" draw:text-style-name="P4" draw:layer="layout" svg:width="0.017cm" svg:height="0.017cm" svg:x="26.981cm" svg:y="2.527cm" svg:viewBox="0 0 18 18" draw:points="0,18 18,18 18,0 0,0">
          <text:p/>
        </draw:polygon>
        <draw:polygon draw:style-name="gr3" draw:text-style-name="P4" draw:layer="layout" svg:width="0.017cm" svg:height="0.948cm" svg:x="1.42cm" svg:y="2.544cm" svg:viewBox="0 0 18 949" draw:points="0,949 18,949 18,0 0,0">
          <text:p/>
        </draw:polygon>
        <draw:polygon draw:style-name="gr3" draw:text-style-name="P4" draw:layer="layout" svg:width="0.018cm" svg:height="0.948cm" svg:x="8.247cm" svg:y="2.544cm" svg:viewBox="0 0 19 949" draw:points="0,949 19,949 19,0 0,0">
          <text:p/>
        </draw:polygon>
        <draw:polygon draw:style-name="gr3" draw:text-style-name="P4" draw:layer="layout" svg:width="0.017cm" svg:height="0.948cm" svg:x="14.068cm" svg:y="2.544cm" svg:viewBox="0 0 18 949" draw:points="0,949 18,949 18,0 0,0">
          <text:p/>
        </draw:polygon>
        <draw:polygon draw:style-name="gr3" draw:text-style-name="P4" draw:layer="layout" svg:width="0.017cm" svg:height="0.948cm" svg:x="20.524cm" svg:y="2.544cm" svg:viewBox="0 0 18 949" draw:points="0,949 18,949 18,0 0,0">
          <text:p/>
        </draw:polygon>
        <draw:polygon draw:style-name="gr3" draw:text-style-name="P4" draw:layer="layout" svg:width="0.017cm" svg:height="0.948cm" svg:x="26.981cm" svg:y="2.544cm" svg:viewBox="0 0 18 949" draw:points="0,949 18,949 18,0 0,0">
          <text:p/>
        </draw:polygon>
        <draw:polygon draw:style-name="gr4" draw:text-style-name="P5" draw:layer="layout" svg:width="6.81cm" svg:height="4.264cm" svg:x="1.437cm" svg:y="3.511cm" svg:viewBox="0 0 6811 4265" draw:points="0,4265 6811,4265 6811,0 0,0">
          <text:p/>
        </draw:polygon>
        <draw:polygon draw:style-name="gr4" draw:text-style-name="P5" draw:layer="layout" svg:width="6.446cm" svg:height="0.473cm" svg:x="1.619cm" svg:y="3.511cm" svg:viewBox="0 0 6447 474" draw:points="0,474 6447,474 6447,0 0,0">
          <text:p/>
        </draw:polygon>
        <draw:frame draw:style-name="gr2" draw:text-style-name="P3" draw:layer="layout" svg:width="0.929cm" svg:height="0.39cm" svg:x="23.338cm" svg:y="3.096cm">
          <draw:text-box>
            <text:p text:style-name="P1"><text:span text:style-name="T2">way? </text:span></text:p>
          </draw:text-box>
        </draw:frame>
        <draw:polygon draw:style-name="gr4" draw:text-style-name="P5" draw:layer="layout" svg:width="6.446cm" svg:height="0.474cm" svg:x="1.619cm" svg:y="3.984cm" svg:viewBox="0 0 6447 475" draw:points="0,475 6447,475 6447,0 0,0">
          <text:p/>
        </draw:polygon>
        <draw:frame draw:style-name="gr2" draw:text-style-name="P3" draw:layer="layout" svg:width="0.386cm" svg:height="0.39cm" svg:x="1.619cm" svg:y="3.59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4.458cm" svg:viewBox="0 0 6447 475" draw:points="0,475 6447,475 6447,0 0,0">
          <text:p/>
        </draw:polygon>
        <draw:frame draw:style-name="gr2" draw:text-style-name="P3" draw:layer="layout" svg:width="0.386cm" svg:height="0.39cm" svg:x="1.619cm" svg:y="4.06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4.932cm" svg:viewBox="0 0 6447 475" draw:points="0,475 6447,475 6447,0 0,0">
          <text:p/>
        </draw:polygon>
        <draw:frame draw:style-name="gr2" draw:text-style-name="P3" draw:layer="layout" svg:width="0.386cm" svg:height="0.39cm" svg:x="1.619cm" svg:y="4.536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2cm" svg:x="1.619cm" svg:y="5.406cm" svg:viewBox="0 0 6447 473" draw:points="0,473 6447,473 6447,0 0,0">
          <text:p/>
        </draw:polygon>
        <draw:frame draw:style-name="gr2" draw:text-style-name="P3" draw:layer="layout" svg:width="0.386cm" svg:height="0.39cm" svg:x="1.619cm" svg:y="5.01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5.878cm" svg:viewBox="0 0 6447 475" draw:points="0,475 6447,475 6447,0 0,0">
          <text:p/>
        </draw:polygon>
        <draw:frame draw:style-name="gr2" draw:text-style-name="P3" draw:layer="layout" svg:width="0.386cm" svg:height="0.39cm" svg:x="1.619cm" svg:y="5.484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6.352cm" svg:viewBox="0 0 6447 475" draw:points="0,475 6447,475 6447,0 0,0">
          <text:p/>
        </draw:polygon>
        <draw:frame draw:style-name="gr2" draw:text-style-name="P3" draw:layer="layout" svg:width="6.246cm" svg:height="0.39cm" svg:x="1.619cm" svg:y="5.956cm">
          <draw:text-box>
            <text:p text:style-name="P1"><text:span text:style-name="T2">Present from start to end of meeting? <text:s/></text:span></text:p>
          </draw:text-box>
        </draw:frame>
        <draw:frame draw:style-name="gr2" draw:text-style-name="P3" draw:layer="layout" svg:width="0.386cm" svg:height="0.39cm" svg:x="1.619cm" svg:y="6.431cm">
          <draw:text-box>
            <text:p text:style-name="P1"><text:span text:style-name="T2"><text:s/></text:span></text:p>
          </draw:text-box>
        </draw:frame>
        <draw:frame draw:style-name="gr2" draw:text-style-name="P7" draw:layer="layout" svg:width="0.662cm" svg:height="0.39cm" svg:x="2.889cm" svg:y="6.431cm">
          <draw:text-box>
            <text:p text:style-name="P6"><text:span text:style-name="T3">YES </text:span></text:p>
          </draw:text-box>
        </draw:frame>
        <draw:polygon draw:style-name="gr4" draw:text-style-name="P5" draw:layer="layout" svg:width="6.446cm" svg:height="0.475cm" svg:x="1.619cm" svg:y="6.826cm" svg:viewBox="0 0 6447 476" draw:points="0,476 6447,476 6447,0 0,0">
          <text:p/>
        </draw:polygon>
        <draw:frame draw:style-name="gr2" draw:text-style-name="P3" draw:layer="layout" svg:width="0.612cm" svg:height="0.39cm" svg:x="4.159cm" svg:y="6.431cm">
          <draw:text-box>
            <text:p text:style-name="P1"><text:span text:style-name="T2">NO </text:span></text:p>
          </draw:text-box>
        </draw:frame>
        <draw:frame draw:style-name="gr2" draw:text-style-name="P3" draw:layer="layout" svg:width="2.864cm" svg:height="0.39cm" svg:x="1.619cm" svg:y="6.905cm">
          <draw:text-box>
            <text:p text:style-name="P1"><text:span text:style-name="T2">Is Scrum Master? </text:span></text:p>
          </draw:text-box>
        </draw:frame>
        <draw:polygon draw:style-name="gr4" draw:text-style-name="P5" draw:layer="layout" svg:width="6.446cm" svg:height="0.474cm" svg:x="1.619cm" svg:y="7.301cm" svg:viewBox="0 0 6447 475" draw:points="0,475 6447,475 6447,0 0,0">
          <text:p/>
        </draw:polygon>
        <draw:frame draw:style-name="gr2" draw:text-style-name="P3" draw:layer="layout" svg:width="0.386cm" svg:height="0.39cm" svg:x="5.43cm" svg:y="6.90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7.37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3cm" svg:height="0.39cm" svg:x="2.889cm" svg:y="7.379cm">
          <draw:text-box>
            <text:p text:style-name="P1"><text:span text:style-name="T3">YES</text:span><text:span text:style-name="T2"> </text:span></text:p>
          </draw:text-box>
        </draw:frame>
        <draw:polygon draw:style-name="gr4" draw:text-style-name="P5" draw:layer="layout" svg:width="5.804cm" svg:height="4.264cm" svg:x="8.264cm" svg:y="3.511cm" svg:viewBox="0 0 5805 4265" draw:points="0,4265 5805,4265 5805,0 0,0">
          <text:p/>
        </draw:polygon>
        <draw:polygon draw:style-name="gr4" draw:text-style-name="P5" draw:layer="layout" svg:width="5.44cm" svg:height="0.472cm" svg:x="8.446cm" svg:y="5.406cm" svg:viewBox="0 0 5441 473" draw:points="0,473 5441,473 5441,0 0,0">
          <text:p/>
        </draw:polygon>
        <draw:frame draw:style-name="gr2" draw:text-style-name="P3" draw:layer="layout" svg:width="0.612cm" svg:height="0.39cm" svg:x="4.159cm" svg:y="7.379cm">
          <draw:text-box>
            <text:p text:style-name="P1"><text:span text:style-name="T2">NO </text:span></text:p>
          </draw:text-box>
        </draw:frame>
        <draw:polygon draw:style-name="gr4" draw:text-style-name="P5" draw:layer="layout" svg:width="6.439cm" svg:height="4.264cm" svg:x="14.085cm" svg:y="3.511cm" svg:viewBox="0 0 6440 4265" draw:points="0,4265 6440,4265 6440,0 0,0">
          <text:p/>
        </draw:polygon>
        <draw:polygon draw:style-name="gr4" draw:text-style-name="P5" draw:layer="layout" svg:width="6.075cm" svg:height="0.472cm" svg:x="14.267cm" svg:y="5.406cm" svg:viewBox="0 0 6076 473" draw:points="0,473 6076,473 6076,0 0,0">
          <text:p/>
        </draw:polygon>
        <draw:frame draw:style-name="gr2" draw:text-style-name="P3" draw:layer="layout" svg:width="0.386cm" svg:height="0.39cm" svg:x="8.446cm" svg:y="5.484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6.44cm" svg:height="4.264cm" svg:x="20.541cm" svg:y="3.511cm" svg:viewBox="0 0 6441 4265" draw:points="0,4265 6441,4265 6441,0 0,0">
          <text:p/>
        </draw:polygon>
        <draw:polygon draw:style-name="gr4" draw:text-style-name="P5" draw:layer="layout" svg:width="6.076cm" svg:height="0.472cm" svg:x="20.723cm" svg:y="5.406cm" svg:viewBox="0 0 6077 473" draw:points="0,473 6077,473 6077,0 0,0">
          <text:p/>
        </draw:polygon>
        <draw:frame draw:style-name="gr2" draw:text-style-name="P3" draw:layer="layout" svg:width="0.386cm" svg:height="0.39cm" svg:x="14.267cm" svg:y="5.484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7cm" svg:x="1.42cm" svg:y="3.492cm" svg:viewBox="0 0 18 18" draw:points="0,18 18,18 18,0 0,0">
          <text:p/>
        </draw:polygon>
        <draw:polygon draw:style-name="gr3" draw:text-style-name="P4" draw:layer="layout" svg:width="6.81cm" svg:height="0.017cm" svg:x="1.437cm" svg:y="3.492cm" svg:viewBox="0 0 6811 18" draw:points="0,18 6811,18 6811,0 0,0">
          <text:p/>
        </draw:polygon>
        <draw:polygon draw:style-name="gr3" draw:text-style-name="P4" draw:layer="layout" svg:width="0.018cm" svg:height="0.017cm" svg:x="8.247cm" svg:y="3.492cm" svg:viewBox="0 0 19 18" draw:points="0,18 19,18 19,0 0,0">
          <text:p/>
        </draw:polygon>
        <draw:polygon draw:style-name="gr3" draw:text-style-name="P4" draw:layer="layout" svg:width="5.804cm" svg:height="0.017cm" svg:x="8.264cm" svg:y="3.492cm" svg:viewBox="0 0 5805 18" draw:points="0,18 5805,18 5805,0 0,0">
          <text:p/>
        </draw:polygon>
        <draw:polygon draw:style-name="gr3" draw:text-style-name="P4" draw:layer="layout" svg:width="0.017cm" svg:height="0.017cm" svg:x="14.068cm" svg:y="3.492cm" svg:viewBox="0 0 18 18" draw:points="0,18 18,18 18,0 0,0">
          <text:p/>
        </draw:polygon>
        <draw:polygon draw:style-name="gr3" draw:text-style-name="P4" draw:layer="layout" svg:width="6.439cm" svg:height="0.017cm" svg:x="14.085cm" svg:y="3.492cm" svg:viewBox="0 0 6440 18" draw:points="0,18 6440,18 6440,0 0,0">
          <text:p/>
        </draw:polygon>
        <draw:polygon draw:style-name="gr3" draw:text-style-name="P4" draw:layer="layout" svg:width="0.017cm" svg:height="0.017cm" svg:x="20.524cm" svg:y="3.492cm" svg:viewBox="0 0 18 18" draw:points="0,18 18,18 18,0 0,0">
          <text:p/>
        </draw:polygon>
        <draw:polygon draw:style-name="gr3" draw:text-style-name="P4" draw:layer="layout" svg:width="6.44cm" svg:height="0.017cm" svg:x="20.541cm" svg:y="3.492cm" svg:viewBox="0 0 6441 18" draw:points="0,18 6441,18 6441,0 0,0">
          <text:p/>
        </draw:polygon>
        <draw:polygon draw:style-name="gr3" draw:text-style-name="P4" draw:layer="layout" svg:width="0.017cm" svg:height="0.017cm" svg:x="26.981cm" svg:y="3.492cm" svg:viewBox="0 0 18 18" draw:points="0,18 18,18 18,0 0,0">
          <text:p/>
        </draw:polygon>
        <draw:polygon draw:style-name="gr3" draw:text-style-name="P4" draw:layer="layout" svg:width="0.017cm" svg:height="4.266cm" svg:x="1.42cm" svg:y="3.509cm" svg:viewBox="0 0 18 4267" draw:points="0,4267 18,4267 18,0 0,0">
          <text:p/>
        </draw:polygon>
        <draw:polygon draw:style-name="gr3" draw:text-style-name="P4" draw:layer="layout" svg:width="0.018cm" svg:height="4.266cm" svg:x="8.247cm" svg:y="3.509cm" svg:viewBox="0 0 19 4267" draw:points="0,4267 19,4267 19,0 0,0">
          <text:p/>
        </draw:polygon>
        <draw:polygon draw:style-name="gr3" draw:text-style-name="P4" draw:layer="layout" svg:width="0.017cm" svg:height="4.266cm" svg:x="14.068cm" svg:y="3.509cm" svg:viewBox="0 0 18 4267" draw:points="0,4267 18,4267 18,0 0,0">
          <text:p/>
        </draw:polygon>
        <draw:polygon draw:style-name="gr3" draw:text-style-name="P4" draw:layer="layout" svg:width="0.017cm" svg:height="4.266cm" svg:x="20.524cm" svg:y="3.509cm" svg:viewBox="0 0 18 4267" draw:points="0,4267 18,4267 18,0 0,0">
          <text:p/>
        </draw:polygon>
        <draw:polygon draw:style-name="gr3" draw:text-style-name="P4" draw:layer="layout" svg:width="0.017cm" svg:height="4.266cm" svg:x="26.981cm" svg:y="3.509cm" svg:viewBox="0 0 18 4267" draw:points="0,4267 18,4267 18,0 0,0">
          <text:p/>
        </draw:polygon>
        <draw:frame draw:style-name="gr2" draw:text-style-name="P3" draw:layer="layout" svg:width="0.386cm" svg:height="0.39cm" svg:x="20.724cm" svg:y="5.48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6cm" svg:height="0.39cm" svg:x="1.619cm" svg:y="8.1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8.5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9.0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9.52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246cm" svg:height="0.39cm" svg:x="1.619cm" svg:y="10.001cm">
          <draw:text-box>
            <text:p text:style-name="P1"><text:span text:style-name="T2">Present from start to end of meeting? <text:s/></text:span></text:p>
          </draw:text-box>
        </draw:frame>
        <draw:frame draw:style-name="gr2" draw:text-style-name="P3" draw:layer="layout" svg:width="0.386cm" svg:height="0.39cm" svg:x="1.619cm" svg:y="10.4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3cm" svg:height="0.39cm" svg:x="2.889cm" svg:y="10.476cm">
          <draw:text-box>
            <text:p text:style-name="P1"><text:span text:style-name="T3">YES</text:span><text:span text:style-name="T2"> </text:span></text:p>
          </draw:text-box>
        </draw:frame>
        <draw:frame draw:style-name="gr2" draw:text-style-name="P3" draw:layer="layout" svg:width="0.612cm" svg:height="0.39cm" svg:x="4.159cm" svg:y="10.476cm">
          <draw:text-box>
            <text:p text:style-name="P1"><text:span text:style-name="T2">NO </text:span></text:p>
          </draw:text-box>
        </draw:frame>
        <draw:frame draw:style-name="gr2" draw:text-style-name="P3" draw:layer="layout" svg:width="2.864cm" svg:height="0.39cm" svg:x="1.619cm" svg:y="10.95cm">
          <draw:text-box>
            <text:p text:style-name="P1"><text:span text:style-name="T2">Is Scrum Master? </text:span></text:p>
          </draw:text-box>
        </draw:frame>
        <draw:frame draw:style-name="gr2" draw:text-style-name="P3" draw:layer="layout" svg:width="0.386cm" svg:height="0.39cm" svg:x="5.43cm" svg:y="10.9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1.42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2cm" svg:height="0.39cm" svg:x="2.889cm" svg:y="11.422cm">
          <draw:text-box>
            <text:p text:style-name="P1"><text:span text:style-name="T2">YES </text:span></text:p>
          </draw:text-box>
        </draw:frame>
        <draw:frame draw:style-name="gr2" draw:text-style-name="P3" draw:layer="layout" svg:width="0.612cm" svg:height="0.39cm" svg:x="4.159cm" svg:y="11.422cm">
          <draw:text-box>
            <text:p text:style-name="P1"><text:span text:style-name="T3">NO</text:span><text:span text:style-name="T2"> </text:span></text:p>
          </draw:text-box>
        </draw:frame>
        <draw:frame draw:style-name="gr2" draw:text-style-name="P3" draw:layer="layout" svg:width="0.386cm" svg:height="0.39cm" svg:x="8.446cm" svg:y="9.76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6cm" svg:height="0.39cm" svg:x="14.267cm" svg:y="9.764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7cm" svg:x="1.42cm" svg:y="7.775cm" svg:viewBox="0 0 18 18" draw:points="0,18 18,18 18,0 0,0">
          <text:p/>
        </draw:polygon>
        <draw:polygon draw:style-name="gr3" draw:text-style-name="P4" draw:layer="layout" svg:width="6.81cm" svg:height="0.017cm" svg:x="1.437cm" svg:y="7.775cm" svg:viewBox="0 0 6811 18" draw:points="0,18 6811,18 6811,0 0,0">
          <text:p/>
        </draw:polygon>
        <draw:polygon draw:style-name="gr3" draw:text-style-name="P4" draw:layer="layout" svg:width="0.018cm" svg:height="0.017cm" svg:x="8.247cm" svg:y="7.775cm" svg:viewBox="0 0 19 18" draw:points="0,18 19,18 19,0 0,0">
          <text:p/>
        </draw:polygon>
        <draw:polygon draw:style-name="gr3" draw:text-style-name="P4" draw:layer="layout" svg:width="5.804cm" svg:height="0.017cm" svg:x="8.264cm" svg:y="7.775cm" svg:viewBox="0 0 5805 18" draw:points="0,18 5805,18 5805,0 0,0">
          <text:p/>
        </draw:polygon>
        <draw:polygon draw:style-name="gr3" draw:text-style-name="P4" draw:layer="layout" svg:width="0.017cm" svg:height="0.017cm" svg:x="14.068cm" svg:y="7.775cm" svg:viewBox="0 0 18 18" draw:points="0,18 18,18 18,0 0,0">
          <text:p/>
        </draw:polygon>
        <draw:polygon draw:style-name="gr3" draw:text-style-name="P4" draw:layer="layout" svg:width="6.439cm" svg:height="0.017cm" svg:x="14.085cm" svg:y="7.775cm" svg:viewBox="0 0 6440 18" draw:points="0,18 6440,18 6440,0 0,0">
          <text:p/>
        </draw:polygon>
        <draw:polygon draw:style-name="gr3" draw:text-style-name="P4" draw:layer="layout" svg:width="0.017cm" svg:height="0.017cm" svg:x="20.524cm" svg:y="7.775cm" svg:viewBox="0 0 18 18" draw:points="0,18 18,18 18,0 0,0">
          <text:p/>
        </draw:polygon>
        <draw:polygon draw:style-name="gr3" draw:text-style-name="P4" draw:layer="layout" svg:width="6.44cm" svg:height="0.017cm" svg:x="20.541cm" svg:y="7.775cm" svg:viewBox="0 0 6441 18" draw:points="0,18 6441,18 6441,0 0,0">
          <text:p/>
        </draw:polygon>
        <draw:polygon draw:style-name="gr3" draw:text-style-name="P4" draw:layer="layout" svg:width="0.017cm" svg:height="0.017cm" svg:x="26.981cm" svg:y="7.775cm" svg:viewBox="0 0 18 18" draw:points="0,18 18,18 18,0 0,0">
          <text:p/>
        </draw:polygon>
        <draw:polygon draw:style-name="gr3" draw:text-style-name="P4" draw:layer="layout" svg:width="0.017cm" svg:height="4.263cm" svg:x="1.42cm" svg:y="7.792cm" svg:viewBox="0 0 18 4264" draw:points="0,4264 18,4264 18,0 0,0">
          <text:p/>
        </draw:polygon>
        <draw:polygon draw:style-name="gr3" draw:text-style-name="P4" draw:layer="layout" svg:width="0.018cm" svg:height="4.263cm" svg:x="8.247cm" svg:y="7.792cm" svg:viewBox="0 0 19 4264" draw:points="0,4264 19,4264 19,0 0,0">
          <text:p/>
        </draw:polygon>
        <draw:polygon draw:style-name="gr3" draw:text-style-name="P4" draw:layer="layout" svg:width="0.017cm" svg:height="4.263cm" svg:x="14.068cm" svg:y="7.792cm" svg:viewBox="0 0 18 4264" draw:points="0,4264 18,4264 18,0 0,0">
          <text:p/>
        </draw:polygon>
        <draw:polygon draw:style-name="gr3" draw:text-style-name="P4" draw:layer="layout" svg:width="0.017cm" svg:height="4.263cm" svg:x="20.524cm" svg:y="7.792cm" svg:viewBox="0 0 18 4264" draw:points="0,4264 18,4264 18,0 0,0">
          <text:p/>
        </draw:polygon>
        <draw:polygon draw:style-name="gr3" draw:text-style-name="P4" draw:layer="layout" svg:width="0.017cm" svg:height="4.263cm" svg:x="26.981cm" svg:y="7.792cm" svg:viewBox="0 0 18 4264" draw:points="0,4264 18,4264 18,0 0,0">
          <text:p/>
        </draw:polygon>
        <draw:polygon draw:style-name="gr4" draw:text-style-name="P5" draw:layer="layout" svg:width="6.81cm" svg:height="4.263cm" svg:x="1.437cm" svg:y="12.074cm" svg:viewBox="0 0 6811 4264" draw:points="0,4264 6811,4264 6811,0 0,0">
          <text:p/>
        </draw:polygon>
        <draw:polygon draw:style-name="gr4" draw:text-style-name="P5" draw:layer="layout" svg:width="6.446cm" svg:height="0.474cm" svg:x="1.619cm" svg:y="12.309cm" svg:viewBox="0 0 6447 475" draw:points="0,475 6447,475 6447,0 0,0">
          <text:p/>
        </draw:polygon>
        <draw:frame draw:style-name="gr2" draw:text-style-name="P3" draw:layer="layout" svg:width="0.386cm" svg:height="0.39cm" svg:x="20.724cm" svg:y="9.764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6.446cm" svg:height="0.475cm" svg:x="1.619cm" svg:y="12.783cm" svg:viewBox="0 0 6447 476" draw:points="0,476 6447,476 6447,0 0,0">
          <text:p/>
        </draw:polygon>
        <draw:frame draw:style-name="gr2" draw:text-style-name="P3" draw:layer="layout" svg:width="0.386cm" svg:height="0.39cm" svg:x="1.619cm" svg:y="12.388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13.258cm" svg:viewBox="0 0 6447 475" draw:points="0,475 6447,475 6447,0 0,0">
          <text:p/>
        </draw:polygon>
        <draw:frame draw:style-name="gr2" draw:text-style-name="P3" draw:layer="layout" svg:width="0.386cm" svg:height="0.39cm" svg:x="1.619cm" svg:y="12.862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13.732cm" svg:viewBox="0 0 6447 475" draw:points="0,475 6447,475 6447,0 0,0">
          <text:p/>
        </draw:polygon>
        <draw:frame draw:style-name="gr2" draw:text-style-name="P3" draw:layer="layout" svg:width="0.386cm" svg:height="0.39cm" svg:x="1.619cm" svg:y="13.336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2cm" svg:x="1.619cm" svg:y="14.206cm" svg:viewBox="0 0 6447 473" draw:points="0,473 6447,473 6447,0 0,0">
          <text:p/>
        </draw:polygon>
        <draw:frame draw:style-name="gr2" draw:text-style-name="P3" draw:layer="layout" svg:width="0.386cm" svg:height="0.39cm" svg:x="1.619cm" svg:y="13.81cm">
          <draw:text-box>
            <text:p text:style-name="P1"><text:span text:style-name="T2"><text:s/></text:span></text:p>
          </draw:text-box>
        </draw:frame>
        <draw:polygon draw:style-name="gr4" draw:text-style-name="P5" draw:layer="layout" svg:width="6.446cm" svg:height="0.474cm" svg:x="1.619cm" svg:y="14.678cm" svg:viewBox="0 0 6447 475" draw:points="0,475 6447,475 6447,0 0,0">
          <text:p/>
        </draw:polygon>
        <draw:frame draw:style-name="gr2" draw:text-style-name="P3" draw:layer="layout" svg:width="6.246cm" svg:height="0.39cm" svg:x="1.619cm" svg:y="14.284cm">
          <draw:text-box>
            <text:p text:style-name="P1"><text:span text:style-name="T2">Present from start to end of meeting? <text:s/></text:span></text:p>
          </draw:text-box>
        </draw:frame>
        <draw:frame draw:style-name="gr2" draw:text-style-name="P3" draw:layer="layout" svg:width="0.386cm" svg:height="0.39cm" svg:x="1.619cm" svg:y="14.7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3cm" svg:height="0.39cm" svg:x="2.889cm" svg:y="14.756cm">
          <draw:text-box>
            <text:p text:style-name="P1"><text:span text:style-name="T3">YES</text:span><text:span text:style-name="T2"> </text:span></text:p>
          </draw:text-box>
        </draw:frame>
        <draw:polygon draw:style-name="gr4" draw:text-style-name="P5" draw:layer="layout" svg:width="6.446cm" svg:height="0.474cm" svg:x="1.619cm" svg:y="15.152cm" svg:viewBox="0 0 6447 475" draw:points="0,475 6447,475 6447,0 0,0">
          <text:p/>
        </draw:polygon>
        <draw:frame draw:style-name="gr2" draw:text-style-name="P3" draw:layer="layout" svg:width="0.612cm" svg:height="0.39cm" svg:x="4.159cm" svg:y="14.756cm">
          <draw:text-box>
            <text:p text:style-name="P1"><text:span text:style-name="T2">NO </text:span></text:p>
          </draw:text-box>
        </draw:frame>
        <draw:frame draw:style-name="gr2" draw:text-style-name="P3" draw:layer="layout" svg:width="2.864cm" svg:height="0.39cm" svg:x="1.619cm" svg:y="15.23cm">
          <draw:text-box>
            <text:p text:style-name="P1"><text:span text:style-name="T2">Is Scrum Master? </text:span></text:p>
          </draw:text-box>
        </draw:frame>
        <draw:polygon draw:style-name="gr4" draw:text-style-name="P5" draw:layer="layout" svg:width="6.446cm" svg:height="0.474cm" svg:x="1.619cm" svg:y="15.626cm" svg:viewBox="0 0 6447 475" draw:points="0,475 6447,475 6447,0 0,0">
          <text:p/>
        </draw:polygon>
        <draw:frame draw:style-name="gr2" draw:text-style-name="P3" draw:layer="layout" svg:width="0.386cm" svg:height="0.39cm" svg:x="5.43cm" svg:y="15.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5.70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2cm" svg:height="0.39cm" svg:x="2.889cm" svg:y="15.704cm">
          <draw:text-box>
            <text:p text:style-name="P1"><text:span text:style-name="T2">YES </text:span></text:p>
          </draw:text-box>
        </draw:frame>
        <draw:polygon draw:style-name="gr4" draw:text-style-name="P5" draw:layer="layout" svg:width="5.804cm" svg:height="4.263cm" svg:x="8.264cm" svg:y="12.074cm" svg:viewBox="0 0 5805 4264" draw:points="0,4264 5805,4264 5805,0 0,0">
          <text:p/>
        </draw:polygon>
        <draw:polygon draw:style-name="gr4" draw:text-style-name="P5" draw:layer="layout" svg:width="5.44cm" svg:height="0.472cm" svg:x="8.446cm" svg:y="13.969cm" svg:viewBox="0 0 5441 473" draw:points="0,473 5441,473 5441,0 0,0">
          <text:p/>
        </draw:polygon>
        <draw:frame draw:style-name="gr2" draw:text-style-name="P3" draw:layer="layout" svg:width="0.612cm" svg:height="0.39cm" svg:x="4.159cm" svg:y="15.704cm">
          <draw:text-box>
            <text:p text:style-name="P1"><text:span text:style-name="T3">NO</text:span><text:span text:style-name="T2"> </text:span></text:p>
          </draw:text-box>
        </draw:frame>
        <draw:polygon draw:style-name="gr4" draw:text-style-name="P5" draw:layer="layout" svg:width="6.439cm" svg:height="4.263cm" svg:x="14.085cm" svg:y="12.074cm" svg:viewBox="0 0 6440 4264" draw:points="0,4264 6440,4264 6440,0 0,0">
          <text:p/>
        </draw:polygon>
        <draw:polygon draw:style-name="gr4" draw:text-style-name="P5" draw:layer="layout" svg:width="6.075cm" svg:height="0.472cm" svg:x="14.267cm" svg:y="13.969cm" svg:viewBox="0 0 6076 473" draw:points="0,473 6076,473 6076,0 0,0">
          <text:p/>
        </draw:polygon>
        <draw:frame draw:style-name="gr2" draw:text-style-name="P3" draw:layer="layout" svg:width="0.386cm" svg:height="0.39cm" svg:x="8.446cm" svg:y="14.047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6.44cm" svg:height="4.263cm" svg:x="20.541cm" svg:y="12.074cm" svg:viewBox="0 0 6441 4264" draw:points="0,4264 6441,4264 6441,0 0,0">
          <text:p/>
        </draw:polygon>
        <draw:polygon draw:style-name="gr4" draw:text-style-name="P5" draw:layer="layout" svg:width="6.076cm" svg:height="0.472cm" svg:x="20.723cm" svg:y="13.969cm" svg:viewBox="0 0 6077 473" draw:points="0,473 6077,473 6077,0 0,0">
          <text:p/>
        </draw:polygon>
        <draw:frame draw:style-name="gr2" draw:text-style-name="P3" draw:layer="layout" svg:width="0.386cm" svg:height="0.39cm" svg:x="14.267cm" svg:y="14.047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8cm" svg:x="1.42cm" svg:y="12.055cm" svg:viewBox="0 0 18 19" draw:points="0,19 18,19 18,0 0,0">
          <text:p/>
        </draw:polygon>
        <draw:polygon draw:style-name="gr3" draw:text-style-name="P4" draw:layer="layout" svg:width="6.81cm" svg:height="0.018cm" svg:x="1.437cm" svg:y="12.055cm" svg:viewBox="0 0 6811 19" draw:points="0,19 6811,19 6811,0 0,0">
          <text:p/>
        </draw:polygon>
        <draw:polygon draw:style-name="gr3" draw:text-style-name="P4" draw:layer="layout" svg:width="0.018cm" svg:height="0.018cm" svg:x="8.247cm" svg:y="12.055cm" svg:viewBox="0 0 19 19" draw:points="0,19 19,19 19,0 0,0">
          <text:p/>
        </draw:polygon>
        <draw:polygon draw:style-name="gr3" draw:text-style-name="P4" draw:layer="layout" svg:width="5.804cm" svg:height="0.018cm" svg:x="8.264cm" svg:y="12.055cm" svg:viewBox="0 0 5805 19" draw:points="0,19 5805,19 5805,0 0,0">
          <text:p/>
        </draw:polygon>
        <draw:polygon draw:style-name="gr3" draw:text-style-name="P4" draw:layer="layout" svg:width="0.017cm" svg:height="0.018cm" svg:x="14.068cm" svg:y="12.055cm" svg:viewBox="0 0 18 19" draw:points="0,19 18,19 18,0 0,0">
          <text:p/>
        </draw:polygon>
        <draw:polygon draw:style-name="gr3" draw:text-style-name="P4" draw:layer="layout" svg:width="6.439cm" svg:height="0.018cm" svg:x="14.085cm" svg:y="12.055cm" svg:viewBox="0 0 6440 19" draw:points="0,19 6440,19 6440,0 0,0">
          <text:p/>
        </draw:polygon>
        <draw:polygon draw:style-name="gr3" draw:text-style-name="P4" draw:layer="layout" svg:width="0.017cm" svg:height="0.018cm" svg:x="20.524cm" svg:y="12.055cm" svg:viewBox="0 0 18 19" draw:points="0,19 18,19 18,0 0,0">
          <text:p/>
        </draw:polygon>
        <draw:polygon draw:style-name="gr3" draw:text-style-name="P4" draw:layer="layout" svg:width="6.44cm" svg:height="0.018cm" svg:x="20.541cm" svg:y="12.055cm" svg:viewBox="0 0 6441 19" draw:points="0,19 6441,19 6441,0 0,0">
          <text:p/>
        </draw:polygon>
        <draw:polygon draw:style-name="gr3" draw:text-style-name="P4" draw:layer="layout" svg:width="0.017cm" svg:height="0.018cm" svg:x="26.981cm" svg:y="12.055cm" svg:viewBox="0 0 18 19" draw:points="0,19 18,19 18,0 0,0">
          <text:p/>
        </draw:polygon>
        <draw:polygon draw:style-name="gr3" draw:text-style-name="P4" draw:layer="layout" svg:width="0.017cm" svg:height="4.265cm" svg:x="1.42cm" svg:y="12.072cm" svg:viewBox="0 0 18 4266" draw:points="0,4266 18,4266 18,0 0,0">
          <text:p/>
        </draw:polygon>
        <draw:polygon draw:style-name="gr3" draw:text-style-name="P4" draw:layer="layout" svg:width="0.018cm" svg:height="4.265cm" svg:x="8.247cm" svg:y="12.072cm" svg:viewBox="0 0 19 4266" draw:points="0,4266 19,4266 19,0 0,0">
          <text:p/>
        </draw:polygon>
        <draw:polygon draw:style-name="gr3" draw:text-style-name="P4" draw:layer="layout" svg:width="0.017cm" svg:height="4.265cm" svg:x="14.068cm" svg:y="12.072cm" svg:viewBox="0 0 18 4266" draw:points="0,4266 18,4266 18,0 0,0">
          <text:p/>
        </draw:polygon>
        <draw:polygon draw:style-name="gr3" draw:text-style-name="P4" draw:layer="layout" svg:width="0.017cm" svg:height="4.265cm" svg:x="20.524cm" svg:y="12.072cm" svg:viewBox="0 0 18 4266" draw:points="0,4266 18,4266 18,0 0,0">
          <text:p/>
        </draw:polygon>
        <draw:polygon draw:style-name="gr3" draw:text-style-name="P4" draw:layer="layout" svg:width="0.017cm" svg:height="4.265cm" svg:x="26.981cm" svg:y="12.072cm" svg:viewBox="0 0 18 4266" draw:points="0,4266 18,4266 18,0 0,0">
          <text:p/>
        </draw:polygon>
        <draw:frame draw:style-name="gr2" draw:text-style-name="P3" draw:layer="layout" svg:width="0.386cm" svg:height="0.39cm" svg:x="20.724cm" svg:y="14.04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6cm" svg:height="0.39cm" svg:x="1.619cm" svg:y="16.43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6.90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7.38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7.85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6.246cm" svg:height="0.39cm" svg:x="1.619cm" svg:y="18.327cm">
          <draw:text-box>
            <text:p text:style-name="P1"><text:span text:style-name="T2">Present from start to end of meeting? <text:s/></text:span></text:p>
          </draw:text-box>
        </draw:frame>
        <draw:frame draw:style-name="gr2" draw:text-style-name="P3" draw:layer="layout" svg:width="0.386cm" svg:height="0.39cm" svg:x="1.619cm" svg:y="18.8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3cm" svg:height="0.39cm" svg:x="2.889cm" svg:y="18.802cm">
          <draw:text-box>
            <text:p text:style-name="P1"><text:span text:style-name="T3">YES</text:span><text:span text:style-name="T2"> </text:span></text:p>
          </draw:text-box>
        </draw:frame>
        <draw:frame draw:style-name="gr2" draw:text-style-name="P3" draw:layer="layout" svg:width="0.612cm" svg:height="0.39cm" svg:x="4.159cm" svg:y="18.802cm">
          <draw:text-box>
            <text:p text:style-name="P1"><text:span text:style-name="T2">NO </text:span></text:p>
          </draw:text-box>
        </draw:frame>
        <draw:frame draw:style-name="gr2" draw:text-style-name="P3" draw:layer="layout" svg:width="2.864cm" svg:height="0.39cm" svg:x="1.619cm" svg:y="19.276cm">
          <draw:text-box>
            <text:p text:style-name="P1"><text:span text:style-name="T2">Is Scrum Master? </text:span></text:p>
          </draw:text-box>
        </draw:frame>
        <draw:frame draw:style-name="gr2" draw:text-style-name="P3" draw:layer="layout" svg:width="0.386cm" svg:height="0.39cm" svg:x="5.43cm" svg:y="19.27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6cm" svg:height="0.39cm" svg:x="1.619cm" svg:y="19.7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662cm" svg:height="0.39cm" svg:x="2.889cm" svg:y="19.75cm">
          <draw:text-box>
            <text:p text:style-name="P1"><text:span text:style-name="T2">YES </text:span></text:p>
          </draw:text-box>
        </draw:frame>
        <draw:frame draw:style-name="gr2" draw:text-style-name="P3" draw:layer="layout" svg:width="0.612cm" svg:height="0.39cm" svg:x="4.159cm" svg:y="19.75cm">
          <draw:text-box>
            <text:p text:style-name="P1"><text:span text:style-name="T3">NO</text:span><text:span text:style-name="T2"> </text:span></text:p>
          </draw:text-box>
        </draw:frame>
        <draw:frame draw:style-name="gr2" draw:text-style-name="P3" draw:layer="layout" svg:width="0.386cm" svg:height="0.39cm" svg:x="8.446cm" svg:y="18.0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6cm" svg:height="0.39cm" svg:x="14.267cm" svg:y="18.09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7cm" svg:x="1.42cm" svg:y="16.337cm" svg:viewBox="0 0 18 18" draw:points="0,18 18,18 18,0 0,0">
          <text:p/>
        </draw:polygon>
        <draw:polygon draw:style-name="gr3" draw:text-style-name="P4" draw:layer="layout" svg:width="6.81cm" svg:height="0.017cm" svg:x="1.437cm" svg:y="16.337cm" svg:viewBox="0 0 6811 18" draw:points="0,18 6811,18 6811,0 0,0">
          <text:p/>
        </draw:polygon>
        <draw:polygon draw:style-name="gr3" draw:text-style-name="P4" draw:layer="layout" svg:width="0.018cm" svg:height="0.017cm" svg:x="8.247cm" svg:y="16.337cm" svg:viewBox="0 0 19 18" draw:points="0,18 19,18 19,0 0,0">
          <text:p/>
        </draw:polygon>
        <draw:polygon draw:style-name="gr3" draw:text-style-name="P4" draw:layer="layout" svg:width="5.804cm" svg:height="0.017cm" svg:x="8.264cm" svg:y="16.337cm" svg:viewBox="0 0 5805 18" draw:points="0,18 5805,18 5805,0 0,0">
          <text:p/>
        </draw:polygon>
        <draw:polygon draw:style-name="gr3" draw:text-style-name="P4" draw:layer="layout" svg:width="0.017cm" svg:height="0.017cm" svg:x="14.068cm" svg:y="16.337cm" svg:viewBox="0 0 18 18" draw:points="0,18 18,18 18,0 0,0">
          <text:p/>
        </draw:polygon>
        <draw:polygon draw:style-name="gr3" draw:text-style-name="P4" draw:layer="layout" svg:width="6.439cm" svg:height="0.017cm" svg:x="14.085cm" svg:y="16.337cm" svg:viewBox="0 0 6440 18" draw:points="0,18 6440,18 6440,0 0,0">
          <text:p/>
        </draw:polygon>
        <draw:polygon draw:style-name="gr3" draw:text-style-name="P4" draw:layer="layout" svg:width="0.017cm" svg:height="0.017cm" svg:x="20.524cm" svg:y="16.337cm" svg:viewBox="0 0 18 18" draw:points="0,18 18,18 18,0 0,0">
          <text:p/>
        </draw:polygon>
        <draw:polygon draw:style-name="gr3" draw:text-style-name="P4" draw:layer="layout" svg:width="6.44cm" svg:height="0.017cm" svg:x="20.541cm" svg:y="16.337cm" svg:viewBox="0 0 6441 18" draw:points="0,18 6441,18 6441,0 0,0">
          <text:p/>
        </draw:polygon>
        <draw:polygon draw:style-name="gr3" draw:text-style-name="P4" draw:layer="layout" svg:width="0.017cm" svg:height="0.017cm" svg:x="26.981cm" svg:y="16.337cm" svg:viewBox="0 0 18 18" draw:points="0,18 18,18 18,0 0,0">
          <text:p/>
        </draw:polygon>
        <draw:polygon draw:style-name="gr3" draw:text-style-name="P4" draw:layer="layout" svg:width="0.017cm" svg:height="3.792cm" svg:x="1.42cm" svg:y="16.354cm" svg:viewBox="0 0 18 3793" draw:points="0,3793 18,3793 18,0 0,0">
          <text:p/>
        </draw:polygon>
        <draw:polygon draw:style-name="gr3" draw:text-style-name="P4" draw:layer="layout" svg:width="0.017cm" svg:height="0.017cm" svg:x="1.42cm" svg:y="20.146cm" svg:viewBox="0 0 18 18" draw:points="0,18 18,18 18,0 0,0">
          <text:p/>
        </draw:polygon>
        <draw:polygon draw:style-name="gr3" draw:text-style-name="P4" draw:layer="layout" svg:width="0.017cm" svg:height="0.017cm" svg:x="1.42cm" svg:y="20.146cm" svg:viewBox="0 0 18 18" draw:points="0,18 18,18 18,0 0,0">
          <text:p/>
        </draw:polygon>
        <draw:polygon draw:style-name="gr3" draw:text-style-name="P4" draw:layer="layout" svg:width="6.81cm" svg:height="0.017cm" svg:x="1.437cm" svg:y="20.146cm" svg:viewBox="0 0 6811 18" draw:points="0,18 6811,18 6811,0 0,0">
          <text:p/>
        </draw:polygon>
        <draw:polygon draw:style-name="gr3" draw:text-style-name="P4" draw:layer="layout" svg:width="0.018cm" svg:height="3.792cm" svg:x="8.247cm" svg:y="16.354cm" svg:viewBox="0 0 19 3793" draw:points="0,3793 19,3793 19,0 0,0">
          <text:p/>
        </draw:polygon>
        <draw:polygon draw:style-name="gr3" draw:text-style-name="P4" draw:layer="layout" svg:width="0.018cm" svg:height="0.017cm" svg:x="8.247cm" svg:y="20.146cm" svg:viewBox="0 0 19 18" draw:points="0,18 19,18 19,0 0,0">
          <text:p/>
        </draw:polygon>
        <draw:polygon draw:style-name="gr3" draw:text-style-name="P4" draw:layer="layout" svg:width="5.804cm" svg:height="0.017cm" svg:x="8.264cm" svg:y="20.146cm" svg:viewBox="0 0 5805 18" draw:points="0,18 5805,18 5805,0 0,0">
          <text:p/>
        </draw:polygon>
        <draw:polygon draw:style-name="gr3" draw:text-style-name="P4" draw:layer="layout" svg:width="0.017cm" svg:height="3.792cm" svg:x="14.068cm" svg:y="16.354cm" svg:viewBox="0 0 18 3793" draw:points="0,3793 18,3793 18,0 0,0">
          <text:p/>
        </draw:polygon>
        <draw:polygon draw:style-name="gr3" draw:text-style-name="P4" draw:layer="layout" svg:width="0.017cm" svg:height="0.017cm" svg:x="14.068cm" svg:y="20.146cm" svg:viewBox="0 0 18 18" draw:points="0,18 18,18 18,0 0,0">
          <text:p/>
        </draw:polygon>
        <draw:polygon draw:style-name="gr3" draw:text-style-name="P4" draw:layer="layout" svg:width="6.439cm" svg:height="0.017cm" svg:x="14.085cm" svg:y="20.146cm" svg:viewBox="0 0 6440 18" draw:points="0,18 6440,18 6440,0 0,0">
          <text:p/>
        </draw:polygon>
        <draw:polygon draw:style-name="gr3" draw:text-style-name="P4" draw:layer="layout" svg:width="0.017cm" svg:height="3.792cm" svg:x="20.524cm" svg:y="16.354cm" svg:viewBox="0 0 18 3793" draw:points="0,3793 18,3793 18,0 0,0">
          <text:p/>
        </draw:polygon>
        <draw:polygon draw:style-name="gr3" draw:text-style-name="P4" draw:layer="layout" svg:width="0.017cm" svg:height="0.017cm" svg:x="20.524cm" svg:y="20.146cm" svg:viewBox="0 0 18 18" draw:points="0,18 18,18 18,0 0,0">
          <text:p/>
        </draw:polygon>
        <draw:polygon draw:style-name="gr3" draw:text-style-name="P4" draw:layer="layout" svg:width="6.44cm" svg:height="0.017cm" svg:x="20.541cm" svg:y="20.146cm" svg:viewBox="0 0 6441 18" draw:points="0,18 6441,18 6441,0 0,0">
          <text:p/>
        </draw:polygon>
        <draw:polygon draw:style-name="gr3" draw:text-style-name="P4" draw:layer="layout" svg:width="0.017cm" svg:height="3.792cm" svg:x="26.981cm" svg:y="16.354cm" svg:viewBox="0 0 18 3793" draw:points="0,3793 18,3793 18,0 0,0">
          <text:p/>
        </draw:polygon>
        <draw:polygon draw:style-name="gr3" draw:text-style-name="P4" draw:layer="layout" svg:width="0.017cm" svg:height="0.017cm" svg:x="26.981cm" svg:y="20.146cm" svg:viewBox="0 0 18 18" draw:points="0,18 18,18 18,0 0,0">
          <text:p/>
        </draw:polygon>
        <draw:polygon draw:style-name="gr3" draw:text-style-name="P4" draw:layer="layout" svg:width="0.017cm" svg:height="0.017cm" svg:x="26.981cm" svg:y="20.146cm" svg:viewBox="0 0 18 18" draw:points="0,18 18,18 18,0 0,0">
          <text:p/>
        </draw:polygon>
        <draw:frame draw:style-name="gr2" draw:text-style-name="P3" draw:layer="layout" svg:width="0.386cm" svg:height="0.39cm" svg:x="20.724cm" svg:y="18.0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386cm" svg:height="0.39cm" svg:x="2.54cm" svg:y="20.241cm">
          <draw:text-box>
            <text:p text:style-name="P1"><text:span text:style-name="T4"><text:s/></text:span></text:p>
          </draw:text-box>
        </draw:frame>
        <draw:frame draw:style-name="gr5" draw:text-style-name="P8" draw:layer="layout" svg:width="6.477cm" svg:height="1.778cm" svg:x="1.527cm" svg:y="3.802cm">
          <draw:text-box>
            <text:p>Scott</text:p>
          </draw:text-box>
        </draw:frame>
        <draw:frame draw:style-name="gr6" draw:text-style-name="P8" draw:layer="layout" svg:width="6.35cm" svg:height="1.651cm" svg:x="1.527cm" svg:y="8.12cm">
          <draw:text-box>
            <text:p>Duong</text:p>
          </draw:text-box>
        </draw:frame>
        <draw:frame draw:style-name="gr7" draw:text-style-name="P8" draw:layer="layout" svg:width="6.604cm" svg:height="1.905cm" svg:x="1.4cm" svg:y="12.184cm">
          <draw:text-box>
            <text:p>Andrew</text:p>
          </draw:text-box>
        </draw:frame>
        <draw:frame draw:style-name="gr8" draw:text-style-name="P8" draw:layer="layout" svg:width="6.35cm" svg:height="1.524cm" svg:x="1.527cm" svg:y="16.629cm">
          <draw:text-box>
            <text:p>Robert</text:p>
          </draw:text-box>
        </draw:frame>
        <draw:frame draw:style-name="gr9" draw:text-style-name="P10" draw:layer="layout" svg:width="5.461cm" svg:height="3.683cm" svg:x="8.385cm" svg:y="3.802cm">
          <draw:text-box>
            <text:p text:style-name="P9"><text:span text:style-name="T5">Created db and USERS table on devsrv</text:span></text:p>
          </draw:text-box>
        </draw:frame>
        <draw:frame draw:style-name="gr10" draw:text-style-name="P10" draw:layer="layout" svg:width="6.109cm" svg:height="3.937cm" svg:x="20.831cm" svg:y="12.311cm">
          <draw:text-box>
            <text:p text:style-name="P9"><text:span text:style-name="T5">Linking the database, old PHP version, web host vs csbsju server host </text:span></text:p>
          </draw:text-box>
        </draw:frame>
        <draw:frame draw:style-name="gr9" draw:text-style-name="P10" draw:layer="layout" svg:width="5.461cm" svg:height="3.683cm" svg:x="8.385cm" svg:y="12.311cm">
          <draw:text-box>
            <text:p text:style-name="P9"><text:span text:style-name="T5">Explored web host option to remedy php version issues</text:span></text:p>
          </draw:text-box>
        </draw:frame>
        <draw:frame draw:style-name="gr11" draw:text-style-name="P8" draw:layer="layout" svg:width="6.096cm" svg:height="3.81cm" svg:x="14.227cm" svg:y="7.993cm">
          <draw:text-box>
            <text:p>Continue edit of front end of login page</text:p>
          </draw:text-box>
        </draw:frame>
        <draw:frame draw:style-name="gr11" draw:text-style-name="P8" draw:layer="layout" svg:width="5.969cm" svg:height="3.81cm" svg:x="20.704cm" svg:y="7.993cm">
          <draw:text-box>
            <text:p>Set up of project host</text:p>
          </draw:text-box>
        </draw:frame>
        <draw:frame draw:style-name="gr12" draw:text-style-name="P8" draw:layer="layout" svg:width="6.236cm" svg:height="3.556cm" svg:x="20.704cm" svg:y="16.502cm">
          <draw:text-box>
            <text:p>Waiting for database</text:p>
          </draw:text-box>
        </draw:frame>
        <draw:frame draw:style-name="gr13" draw:text-style-name="P8" draw:layer="layout" svg:width="6.096cm" svg:height="3.429cm" svg:x="14.227cm" svg:y="16.502cm">
          <draw:text-box>
            <text:p>Continue with testing</text:p>
          </draw:text-box>
        </draw:frame>
        <draw:frame draw:style-name="gr14" draw:text-style-name="P8" draw:layer="layout" svg:width="6.223cm" svg:height="4.064cm" svg:x="14.227cm" svg:y="3.675cm">
          <draw:text-box>
            <text:p>Get familiar with web hosting, code for create project</text:p>
          </draw:text-box>
        </draw:frame>
        <draw:frame draw:style-name="gr15" draw:text-style-name="P8" draw:layer="layout" svg:width="5.207cm" svg:height="3.175cm" svg:x="8.512cm" svg:y="16.629cm">
          <draw:text-box>
            <text:p>Organized scrum board</text:p>
          </draw:text-box>
        </draw:frame>
        <draw:frame draw:style-name="gr9" draw:text-style-name="P8" draw:layer="layout" svg:width="6.096cm" svg:height="3.683cm" svg:x="14.354cm" svg:y="12.438cm">
          <draw:text-box>
            <text:p>Look into linking github with webho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1cm" fo:margin-left="1.4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6T12:01:13.241751412</dc:date>
    <meta:editing-duration>PT25M43S</meta:editing-duration>
    <meta:editing-cycles>2</meta:editing-cycles>
    <meta:generator>LibreOffice/5.0.6.2$Linux_X86_64 LibreOffice_project/00$Build-2</meta:generator>
    <meta:document-statistic meta:object-count="216"/>
  </office:meta>
</office:document-meta>
</file>